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3.42376" calcext:value-type="float">
            <text:p>83.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893408" calcext:value-type="float">
            <text:p>82.8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15584" calcext:value-type="float">
            <text:p>82.0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2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476088" calcext:value-type="float">
            <text:p>81.4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19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948784" calcext:value-type="float">
            <text:p>80.9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18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04488" calcext:value-type="float">
            <text:p>80.1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1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85032" calcext:value-type="float">
            <text:p>79.8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7052" calcext:value-type="float">
            <text:p>79.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1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0896" calcext:value-type="float">
            <text:p>79.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754224" calcext:value-type="float">
            <text:p>78.7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1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08632" calcext:value-type="float">
            <text:p>78.2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1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21792" calcext:value-type="float">
            <text:p>76.8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11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825096" calcext:value-type="float">
            <text:p>75.8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1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65432" calcext:value-type="float">
            <text:p>75.4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09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928984" calcext:value-type="float">
            <text:p>74.9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0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0472" calcext:value-type="float">
            <text:p>73.8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0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5304" calcext:value-type="float">
            <text:p>73.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0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2632" calcext:value-type="float">
            <text:p>73.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0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087992" calcext:value-type="float">
            <text:p>73.08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0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600056" calcext:value-type="float">
            <text:p>73.6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57303</text:p>
          </table:table-cell>
          <table:table-cell office:value-type="string" calcext:value-type="string">
            <text:p>200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96912" calcext:value-type="float">
            <text:p>72.9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" meta:object-count="0"/>
    <meta:user-defined meta:name="AppVersion">3.0</meta:user-defined>
  </office:meta>
</office:document-meta>
</file>